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draw:fill="gradient" draw:fill-gradient-name="Pastel_20_Bouquet"/>
    </style:style>
    <style:style style:name="gr1" style:family="graphic" style:parent-style-name="standard">
      <style:graphic-properties draw:textarea-horizontal-align="justify" draw:textarea-vertical-align="middle" draw:auto-grow-height="false" fo:min-height="1.02cm" fo:min-width="5.85cm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6.48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639cm" fo:min-width="2.54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6.35cm" svg:height="1.27cm" svg:x="3.032cm" svg:y="15.986cm">
          <text:p text:style-name="P1">Handler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6.985cm" svg:height="0.635cm" svg:x="2.397cm" svg:y="12.811cm">
          <text:p text:style-name="P1">ImapObject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5.889cm" svg:y1="13.446cm" svg:x2="6.207cm" svg:y2="15.986cm" draw:start-shape="id1" draw:end-shape="id2" draw:end-glue-point="0" svg:d="M5889 13446v1286h318v1254" svg:viewBox="0 0 319 2541">
          <text:p/>
        </draw:connector>
        <draw:connector draw:style-name="gr4" draw:text-style-name="P2" draw:layer="layout" draw:type="curve" svg:x1="9.382cm" svg:y1="13.128cm" svg:x2="16.875cm" svg:y2="16.811cm" draw:start-shape="id1" draw:start-glue-point="1" draw:end-shape="id3" draw:end-glue-point="1" svg:d="M9382 13128c11991 0 8244 3683 7493 3683" svg:viewBox="0 0 8638 3684">
          <text:p/>
        </draw:connector>
        <draw:custom-shape draw:style-name="gr5" draw:text-style-name="P1" xml:id="id3" draw:id="id3" draw:layer="layout" svg:width="3.048cm" svg:height="0.889cm" svg:x="13.827cm" svg:y="16.367cm">
          <text:p text:style-name="P1">IObjec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6T16:14:54.894763176</meta:creation-date>
    <dc:date>2019-02-06T16:20:35.660635440</dc:date>
    <meta:editing-duration>PT5M41S</meta:editing-duration>
    <meta:editing-cycles>4</meta:editing-cycles>
    <meta:generator>LibreOffice/6.1.4.2$Linux_X86_64 LibreOffice_project/10$Build-2</meta:generator>
    <meta:document-statistic meta:object-count="5"/>
  </office:meta>
</office:document-meta>
</file>